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1cm"/>
    </style:style>
    <style:style style:name="co2" style:family="table-column">
      <style:table-column-properties fo:break-before="auto" style:column-width="3.581cm"/>
    </style:style>
    <style:style style:name="co3" style:family="table-column">
      <style:table-column-properties fo:break-before="auto" style:column-width="3.244cm"/>
    </style:style>
    <style:style style:name="co4" style:family="table-column">
      <style:table-column-properties fo:break-before="auto" style:column-width="5.72cm"/>
    </style:style>
    <style:style style:name="co5" style:family="table-column">
      <style:table-column-properties fo:break-before="auto" style:column-width="13.353cm"/>
    </style:style>
    <style:style style:name="co6" style:family="table-column">
      <style:table-column-properties fo:break-before="auto" style:column-width="3.027cm"/>
    </style:style>
    <style:style style:name="co7" style:family="table-column">
      <style:table-column-properties fo:break-before="auto" style:column-width="5.048cm"/>
    </style:style>
    <style:style style:name="co8" style:family="table-column">
      <style:table-column-properties fo:break-before="auto" style:column-width="2.81cm"/>
    </style:style>
    <style:style style:name="co9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Excel_20_Built-in_20_Normal">
      <style:text-properties fo:font-weight="bold" style:font-weight-asian="bold" style:font-weight-complex="bold"/>
    </style:style>
    <style:style style:name="ce2" style:family="table-cell" style:parent-style-name="Excel_20_Built-in_20_Normal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Hoja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1016" table:default-cell-style-name="Excel_20_Built-in_20_Normal"/>
        <table:table-row table:style-name="ro1">
          <table:table-cell office:value-type="string">
            <text:p>Lote</text:p>
          </table:table-cell>
          <table:table-cell office:value-type="string">
            <text:p>Fecha Vencimiento</text:p>
          </table:table-cell>
          <table:table-cell office:value-type="string">
            <text:p>Tipo Movimiento</text:p>
          </table:table-cell>
          <table:table-cell office:value-type="string">
            <text:p>Detalle Movimiento</text:p>
          </table:table-cell>
          <table:table-cell office:value-type="string">
            <text:p>Cantidad</text:p>
          </table:table-cell>
          <table:table-cell office:value-type="string">
            <text:p>Unidad Medida</text:p>
          </table:table-cell>
          <table:table-cell office:value-type="string">
            <text:p>Etiqueta</text:p>
          </table:table-cell>
          <table:table-cell office:value-type="string">
            <text:p>Fecha Registro</text:p>
          </table:table-cell>
          <table:table-cell office:value-type="string">
            <text:p>Saldo </text:p>
          </table:table-cell>
          <table:table-cell office:value-type="string">
            <text:p>Equivale a la cantidad en inventario y si está fue afectada con el movimient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31117</text:p>
          </table:table-cell>
          <table:table-cell office:value-type="string">
            <text:p>3/2/2018</text:p>
          </table:table-cell>
          <table:table-cell office:value-type="string">
            <text:p>Entrada</text:p>
          </table:table-cell>
          <table:table-cell office:value-type="string">
            <text:p>---</text:p>
          </table:table-cell>
          <table:table-cell office:value-type="float" office:value="800">
            <text:p>800</text:p>
          </table:table-cell>
          <table:table-cell office:value-type="string">
            <text:p>1008-Kilogramo</text:p>
          </table:table-cell>
          <table:table-cell office:value-type="string">
            <text:p>SEC-PIC-00E-002-001-002</text:p>
          </table:table-cell>
          <table:table-cell office:value-type="string">
            <text:p>15/11/2017</text:p>
          </table:table-cell>
          <table:table-cell table:number-columns-repeated="1016"/>
        </table:table-row>
        <table:table-row table:style-name="ro1">
          <table:table-cell office:value-type="string">
            <text:p>031117</text:p>
          </table:table-cell>
          <table:table-cell office:value-type="string">
            <text:p>3/2/2018</text:p>
          </table:table-cell>
          <table:table-cell office:value-type="string">
            <text:p>Salida</text:p>
          </table:table-cell>
          <table:table-cell office:value-type="string">
            <text:p>Alisto Salida</text:p>
          </table:table-cell>
          <table:table-cell office:value-type="float" office:value="800">
            <text:p>800</text:p>
          </table:table-cell>
          <table:table-cell office:value-type="string">
            <text:p>1008-Kilogramo</text:p>
          </table:table-cell>
          <table:table-cell office:value-type="string">
            <text:p>SEC-PIC-00E-002-001-002</text:p>
          </table:table-cell>
          <table:table-cell office:value-type="string">
            <text:p>15/11/2017</text:p>
          </table:table-cell>
          <table:table-cell table:number-columns-repeated="1016"/>
        </table:table-row>
        <table:table-row table:style-name="ro1">
          <table:table-cell office:value-type="string">
            <text:p>031117</text:p>
          </table:table-cell>
          <table:table-cell office:value-type="string">
            <text:p>3/2/2018</text:p>
          </table:table-cell>
          <table:table-cell office:value-type="string">
            <text:p>Entrada</text:p>
          </table:table-cell>
          <table:table-cell office:value-type="string">
            <text:p>Alisto Entrada</text:p>
          </table:table-cell>
          <table:table-cell office:value-type="float" office:value="800">
            <text:p>800</text:p>
          </table:table-cell>
          <table:table-cell office:value-type="string">
            <text:p>1008-Kilogramo</text:p>
          </table:table-cell>
          <table:table-cell office:value-type="string">
            <text:p>SEC-TRA-00T-001-001-001</text:p>
          </table:table-cell>
          <table:table-cell office:value-type="string">
            <text:p>15/11/2017</text:p>
          </table:table-cell>
          <table:table-cell table:number-columns-repeated="1016"/>
        </table:table-row>
        <table:table-row table:style-name="ro1">
          <table:table-cell office:value-type="string">
            <text:p>031117</text:p>
          </table:table-cell>
          <table:table-cell office:value-type="string">
            <text:p>3/2/2018</text:p>
          </table:table-cell>
          <table:table-cell office:value-type="string">
            <text:p>Salida</text:p>
          </table:table-cell>
          <table:table-cell office:value-type="string">
            <text:p>Despacho Salida</text:p>
          </table:table-cell>
          <table:table-cell office:value-type="float" office:value="800">
            <text:p>800</text:p>
          </table:table-cell>
          <table:table-cell office:value-type="string">
            <text:p>1008-Kilogramo</text:p>
          </table:table-cell>
          <table:table-cell office:value-type="string">
            <text:p>SEC-TRA-00T-001-001-001</text:p>
          </table:table-cell>
          <table:table-cell office:value-type="string">
            <text:p>15/11/2017</text:p>
          </table:table-cell>
          <table:table-cell table:number-columns-repeated="1016"/>
        </table:table-row>
        <table:table-row table:style-name="ro1">
          <table:table-cell office:value-type="string">
            <text:p>031117</text:p>
          </table:table-cell>
          <table:table-cell office:value-type="string">
            <text:p>3/2/2018</text:p>
          </table:table-cell>
          <table:table-cell office:value-type="string">
            <text:p>Entrada</text:p>
          </table:table-cell>
          <table:table-cell office:value-type="string">
            <text:p>Despacho Entrada</text:p>
          </table:table-cell>
          <table:table-cell office:value-type="float" office:value="800">
            <text:p>800</text:p>
          </table:table-cell>
          <table:table-cell office:value-type="string">
            <text:p>1008-Kilogramo</text:p>
          </table:table-cell>
          <table:table-cell office:value-type="string">
            <text:p>CAM-PAR-044-000-000-000</text:p>
          </table:table-cell>
          <table:table-cell office:value-type="string">
            <text:p>15/11/2017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>
            <text:p>Campos Requeridos</text:p>
          </table:table-cell>
          <table:table-cell table:style-name="ce1" office:value-type="string">
            <text:p>Motivo del campo</text:p>
          </table:table-cell>
          <table:table-cell table:style-name="ce1" office:value-type="string">
            <text:p>Status Actua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Saldo </text:p>
          </table:table-cell>
          <table:table-cell office:value-type="string">
            <text:p>Equivale a la cantidad en inventario y si está fue afectada con el movimiento</text:p>
          </table:table-cell>
          <table:table-cell office:value-type="string">
            <text:p>No aplica en movimiento bodega dado que no afecta el inventario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Que entro y salió del inventario</text:p>
          </table:table-cell>
          <table:table-cell/>
          <table:table-cell office:value-type="string">
            <text:p>Para esto es el grid de Ajustes 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Tipo de Movimiento</text:p>
          </table:table-cell>
          <table:table-cell office:value-type="string">
            <text:p>Entradas, Salidas, Traslados=Alistos, Traslados=Despachos, Compra=Entrada,</text:p>
          </table:table-cell>
          <table:table-cell office:value-type="string">
            <text:p>Listo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Detalle Movimiento</text:p>
          </table:table-cell>
          <table:table-cell/>
          <table:table-cell office:value-type="string">
            <text:p>Es el mismo que el anter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Id Referencia: </text:p>
          </table:table-cell>
          <table:table-cell office:value-type="string">
            <text:p>TRACEID</text:p>
          </table:table-cell>
          <table:table-cell office:value-type="string">
            <text:p>Listo 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antidad </text:p>
          </table:table-cell>
          <table:table-cell/>
          <table:table-cell office:value-type="string">
            <text:p>La cantidad se corrigio correctamente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es" number:country="CR">
      <number:number number:min-integer-digits="1"/>
    </number:number-style>
    <number:number-style style:name="N8107P0" style:volatile="true" number:language="es" number:country="CR">
      <number:text>₡</number:text>
      <number:number number:decimal-places="0" number:min-integer-digits="1" number:grouping="true"/>
      <number:text> </number:text>
    </number:number-style>
    <number:number-style style:name="N8107" number:language="es" number:country="CR">
      <number:text>(₡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CR">
      <number:text>₡</number:text>
      <number:number number:decimal-places="0" number:min-integer-digits="1" number:grouping="true"/>
      <number:text> </number:text>
    </number:number-style>
    <number:number-style style:name="N8108" number:language="es" number:country="CR">
      <style:text-properties fo:color="#ff0000"/>
      <number:text>(₡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CR">
      <number:text>₡</number:text>
      <number:number number:decimal-places="2" number:min-integer-digits="1" number:grouping="true"/>
      <number:text> </number:text>
    </number:number-style>
    <number:number-style style:name="N8110" number:language="es" number:country="CR">
      <number:text>(₡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CR">
      <number:text>₡</number:text>
      <number:number number:decimal-places="2" number:min-integer-digits="1" number:grouping="true"/>
      <number:text> </number:text>
    </number:number-style>
    <number:number-style style:name="N8111" number:language="es" number:country="CR">
      <style:text-properties fo:color="#ff0000"/>
      <number:text>(₡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CR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CR">
      <number:day number:style="long"/>
      <number:text>-</number:text>
      <number:month number:textual="true"/>
    </number:date-style>
    <number:date-style style:name="N8114" number:language="es" number:country="CR">
      <number:month number:textual="true"/>
      <number:text>-</number:text>
      <number:year/>
    </number:date-style>
    <number:date-style style:name="N8115" number:language="es" number:country="C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CR">
      <number:number number:decimal-places="0" number:min-integer-digits="1" number:grouping="true"/>
      <number:text> </number:text>
    </number:number-style>
    <number:number-style style:name="N8117" number:language="es" number:country="CR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R">
      <number:number number:decimal-places="0" number:min-integer-digits="1" number:grouping="true"/>
      <number:text> </number:text>
    </number:number-style>
    <number:number-style style:name="N8118" number:language="es" number:country="C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CR">
      <number:number number:decimal-places="2" number:min-integer-digits="1" number:grouping="true"/>
      <number:text> </number:text>
    </number:number-style>
    <number:number-style style:name="N8120" number:language="es" number:country="CR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CR">
      <number:number number:decimal-places="2" number:min-integer-digits="1" number:grouping="true"/>
      <number:text> </number:text>
    </number:number-style>
    <number:number-style style:name="N8121" number:language="es" number:country="C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CR">
      <number:number number:decimal-places="0" number:min-integer-digits="1" number:grouping="true"/>
      <number:text> </number:text>
    </number:number-style>
    <number:number-style style:name="N8124P1" style:volatile="true" number:language="es" number:country="CR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CR">
      <number:text> - </number:text>
    </number:number-style>
    <number:text-style style:name="N8124" number:language="es" number:country="CR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CR">
      <number:text> ₡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CR">
      <number:text> ₡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CR">
      <number:text> ₡- </number:text>
    </number:number-style>
    <number:text-style style:name="N8128" number:language="es" number:country="CR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CR">
      <number:number number:decimal-places="2" number:min-integer-digits="1" number:grouping="true"/>
      <number:text> </number:text>
    </number:number-style>
    <number:number-style style:name="N8131P1" style:volatile="true" number:language="es" number:country="CR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CR">
      <number:text> -</number:text>
      <number:number number:decimal-places="0" number:min-integer-digits="0"/>
      <number:text> </number:text>
    </number:number-style>
    <number:text-style style:name="N8131" number:language="es" number:country="C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CR">
      <number:text> ₡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CR">
      <number:text> ₡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CR">
      <number:text> ₡-</number:text>
      <number:number number:decimal-places="0" number:min-integer-digits="0"/>
      <number:text> </number:text>
    </number:number-style>
    <number:text-style style:name="N8135" number:language="es" number:country="C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CR">
      <number:minutes number:style="long"/>
      <number:text>:</number:text>
      <number:seconds number:style="long"/>
    </number:time-style>
    <number:time-style style:name="N8137" number:language="es" number:country="C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CR">
      <number:minutes number:style="long"/>
      <number:text>:</number:text>
      <number:seconds number:style="long" number:decimal-places="1"/>
    </number:time-style>
    <number:number-style style:name="N8139" number:language="es" number:country="C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10/02/2018</text:date>, <text:time>16:33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2-10T16:33:26.67</dc:date>
    <meta:editing-duration>PT4H42M36S</meta:editing-duration>
    <meta:editing-cycles>3</meta:editing-cycles>
    <meta:document-statistic meta:table-count="1" meta:cell-count="68" meta:object-count="0"/>
  </office:meta>
</office:document-meta>
</file>